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ira Mono" svg:font-family="'Fira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ira Mono1" svg:font-family="'Fira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883d" officeooo:paragraph-rsid="0008883d" fo:background-color="#ff00ff"/>
    </style:style>
    <style:style style:name="P2" style:family="paragraph" style:parent-style-name="Standard">
      <style:paragraph-properties fo:text-align="end" style:justify-single-word="false"/>
      <style:text-properties fo:background-color="#99fff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weight="normal" officeooo:paragraph-rsid="003010f1" style:font-weight-asian="normal" style:font-weight-complex="normal"/>
    </style:style>
    <style:style style:name="P6" style:family="paragraph" style:parent-style-name="Standard">
      <style:text-properties style:font-name="Calibri" fo:font-weight="normal" officeooo:paragraph-rsid="003681d1" style:font-weight-asian="normal" style:font-weight-complex="normal"/>
    </style:style>
    <style:style style:name="P7" style:family="paragraph" style:parent-style-name="Standard">
      <style:text-properties style:font-name="Calibri" fo:font-weight="normal" officeooo:paragraph-rsid="00375be9" style:font-weight-asian="normal" style:font-weight-complex="normal"/>
    </style:style>
    <style:style style:name="P8" style:family="paragraph" style:parent-style-name="Standard">
      <style:text-properties style:font-name="Calibri" fo:font-weight="normal" officeooo:paragraph-rsid="00425e41" style:font-weight-asian="normal" style:font-weight-complex="normal"/>
    </style:style>
    <style:style style:name="P9" style:family="paragraph" style:parent-style-name="Standard">
      <style:text-properties style:font-name="Calibri" officeooo:paragraph-rsid="003010f1"/>
    </style:style>
    <style:style style:name="P10" style:family="paragraph" style:parent-style-name="Standard">
      <style:text-properties style:font-name="Calibri" fo:font-weight="bold" officeooo:paragraph-rsid="003010f1" style:font-weight-asian="bold" style:font-weight-complex="bold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Calibri" officeooo:paragraph-rsid="003010f1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Calibri" fo:font-weight="normal" officeooo:paragraph-rsid="003010f1" style:font-weight-asian="normal" style:font-weight-complex="normal"/>
    </style:style>
    <style:style style:name="P13" style:family="paragraph" style:parent-style-name="Standard">
      <style:text-properties style:font-name="Calibri" fo:font-weight="bold" officeooo:rsid="001397d6" officeooo:paragraph-rsid="003010f1" style:font-name-asian="Fira Mono1" style:font-weight-asian="bold" style:font-name-complex="Fira Mono1"/>
    </style:style>
    <style:style style:name="P14" style:family="paragraph" style:parent-style-name="Standard">
      <style:text-properties style:font-name="Calibri" fo:font-weight="bold" officeooo:rsid="001397d6" officeooo:paragraph-rsid="003681d1" style:font-name-asian="Fira Mono1" style:font-weight-asian="bold" style:font-name-complex="Fira Mono1"/>
    </style:style>
    <style:style style:name="P15" style:family="paragraph" style:parent-style-name="Standard">
      <style:text-properties style:font-name="Calibri" fo:font-weight="bold" officeooo:paragraph-rsid="0028b7bd" style:font-name-asian="Fira Mono1" style:font-weight-asian="bold" style:font-name-complex="Fira Mono1"/>
    </style:style>
    <style:style style:name="P16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fo:font-style="italic" officeooo:paragraph-rsid="003010f1" style:font-style-asian="italic"/>
    </style:style>
    <style:style style:name="P17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fo:font-style="italic" fo:font-weight="normal" officeooo:paragraph-rsid="003010f1" style:font-style-asian="italic" style:font-weight-asian="normal" style:font-weight-complex="normal"/>
    </style:style>
    <style:style style:name="P18" style:family="paragraph" style:parent-style-name="Standard" style:list-style-name="WWNum1">
      <style:paragraph-properties fo:margin-left="1.905cm" fo:margin-right="0cm" fo:text-indent="0cm" style:auto-text-indent="false"/>
      <style:text-properties style:font-name="Calibri" fo:font-style="italic" fo:font-weight="normal" officeooo:rsid="001397d6" officeooo:paragraph-rsid="003010f1" style:font-name-asian="Fira Mono1" style:font-style-asian="italic" style:font-weight-asian="normal" style:font-name-complex="Fira Mono1" style:font-style-complex="italic" style:font-weight-complex="normal"/>
    </style:style>
    <style:style style:name="P19" style:family="paragraph" style:parent-style-name="Standard" style:list-style-name="WWNum1">
      <style:paragraph-properties fo:margin-left="0cm" fo:margin-right="0cm" fo:text-indent="0cm" style:auto-text-indent="false"/>
      <style:text-properties style:font-name="Calibri" fo:font-style="italic" fo:font-weight="normal" officeooo:rsid="001397d6" officeooo:paragraph-rsid="003010f1" style:font-name-asian="Fira Mono1" style:font-style-asian="italic" style:font-weight-asian="normal" style:font-name-complex="Fira Mono1" style:font-style-complex="italic" style:font-weight-complex="normal"/>
    </style:style>
    <style:style style:name="P20" style:family="paragraph" style:parent-style-name="Title" style:master-page-name="Standard">
      <style:paragraph-properties style:page-number="1"/>
      <style:text-properties style:font-name="Calibri"/>
    </style:style>
    <style:style style:name="T1" style:family="text">
      <style:text-properties fo:background-color="#00ff00" loext:char-shading-value="0"/>
    </style:style>
    <style:style style:name="T2" style:family="text">
      <style:text-properties officeooo:rsid="0008883d" fo:background-color="#00ff00" loext:char-shading-value="0"/>
    </style:style>
    <style:style style:name="T3" style:family="text">
      <style:text-properties officeooo:rsid="0011cdf7"/>
    </style:style>
    <style:style style:name="T4" style:family="text">
      <style:text-properties fo:font-weight="bold" style:font-name-asian="Fira Mono1" style:font-weight-asian="bold" style:font-name-complex="Fira Mono1"/>
    </style:style>
    <style:style style:name="T5" style:family="text">
      <style:text-properties fo:font-weight="bold" officeooo:rsid="001397d6" style:font-name-asian="Fira Mono1" style:font-weight-asian="bold" style:font-name-complex="Fira Mono1"/>
    </style:style>
    <style:style style:name="T6" style:family="text">
      <style:text-properties fo:font-weight="bold" officeooo:rsid="003010f1" style:font-name-asian="Fira Mono1" style:font-weight-asian="bold" style:font-name-complex="Fira Mono1"/>
    </style:style>
    <style:style style:name="T7" style:family="text">
      <style:text-properties fo:font-weight="bold" officeooo:rsid="0031f6a2" style:font-name-asian="Fira Mono1" style:font-weight-asian="bold" style:font-name-complex="Fira Mono1"/>
    </style:style>
    <style:style style:name="T8" style:family="text">
      <style:text-properties fo:font-weight="bold" officeooo:rsid="00344cca" style:font-name-asian="Fira Mono1" style:font-weight-asian="bold" style:font-name-complex="Fira Mono1"/>
    </style:style>
    <style:style style:name="T9" style:family="text">
      <style:text-properties fo:font-weight="bold" officeooo:rsid="0041b867" style:font-name-asian="Fira Mono1" style:font-weight-asian="bold" style:font-name-complex="Fira Mono1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text-underline-style="solid" style:text-underline-width="auto" style:text-underline-color="font-color" style:font-style-asian="italic"/>
    </style:style>
    <style:style style:name="T12" style:family="text">
      <style:text-properties fo:font-style="italic" style:text-underline-style="none" style:font-style-asian="itali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-asian="Fira Mono1" style:font-name-complex="Fira Mono1"/>
    </style:style>
    <style:style style:name="T15" style:family="text">
      <style:text-properties officeooo:rsid="001397d6" style:font-name-asian="Fira Mono1" style:font-name-complex="Fira Mono1"/>
    </style:style>
    <style:style style:name="T16" style:family="text">
      <style:text-properties officeooo:rsid="00375be9" style:font-name-asian="Fira Mono1" style:font-name-complex="Fira Mono1"/>
    </style:style>
    <style:style style:name="T17" style:family="text">
      <style:text-properties officeooo:rsid="00425e41" style:font-name-asian="Fira Mono1" style:font-name-complex="Fira Mono1"/>
    </style:style>
    <style:style style:name="T18" style:family="text">
      <style:text-properties officeooo:rsid="0041b867" style:font-name-asian="Fira Mono1" style:font-name-complex="Fira Mono1"/>
    </style:style>
    <style:style style:name="T19" style:family="text">
      <style:text-properties officeooo:rsid="003681d1"/>
    </style:style>
    <style:style style:name="T20" style:family="text">
      <style:text-properties officeooo:rsid="00425e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61f192yfsoik"/>FICHE ACTION DÉVELOPPEMENT </text:p>
      <text:p text:style-name="P4"/>
      <text:p text:style-name="P4"/>
      <text:p text:style-name="P4"/>
      <text:p text:style-name="P4"/>
      <text:p text:style-name="P10"><text:span text:style-name="T14">OBJECTIF 1 : Avoir un </text:span><text:span text:style-name="T15">jeu vidéo fonctionnel (sans gestion de l’ennemi)</text:span></text:p>
      <text:p text:style-name="P13"/>
      <text:p text:style-name="P5">Etape 1 : <text:span text:style-name="T15">maps (3d et grid) fixes</text:span></text:p>
      <text:p text:style-name="P9"><text:span text:style-name="T12"><text:tab/></text:span><text:span text:style-name="T11">Notes</text:span><text:span text:style-name="T10"> : </text:span></text:p>
      <text:list xml:id="list5338290319565828603" text:style-name="WWNum1">
        <text:list-header>
          <text:p text:style-name="P16">* </text:p>
        </text:list-header>
      </text:list>
      <text:p text:style-name="P11"><text:span text:style-name="T13">Sources</text:span> <text:span text:style-name="T10">:</text:span></text:p>
      <text:list xml:id="list134228170914159" text:continue-numbering="true" text:style-name="WWNum1">
        <text:list-header>
          <text:p text:style-name="P18">*</text:p>
        </text:list-header>
      </text:list>
      <text:p text:style-name="P5"/>
      <text:p text:style-name="P5">Etape 2 : <text:span text:style-name="T15">deplacement dans la scene 3D et dans la grid</text:span></text:p>
      <text:p text:style-name="P9"><text:span text:style-name="T12"><text:tab/></text:span><text:span text:style-name="T11">Notes</text:span><text:span text:style-name="T10"> : </text:span></text:p>
      <text:list xml:id="list134227691040176" text:continue-numbering="true" text:style-name="WWNum1">
        <text:list-header>
          <text:p text:style-name="P16">* </text:p>
        </text:list-header>
      </text:list>
      <text:p text:style-name="P11"><text:span text:style-name="T13">Sources</text:span> <text:span text:style-name="T10">:</text:span></text:p>
      <text:list xml:id="list134228681346233" text:continue-numbering="true" text:style-name="WWNum1">
        <text:list-header>
          <text:p text:style-name="P18">*</text:p>
          <text:p text:style-name="P19"/>
        </text:list-header>
      </text:list>
      <text:p text:style-name="P5">Etape 3 :<text:span text:style-name="T15"> gestion du combat</text:span></text:p>
      <text:p text:style-name="P9"><text:span text:style-name="T12"><text:tab/></text:span><text:span text:style-name="T11">Notes</text:span><text:span text:style-name="T10"> : </text:span></text:p>
      <text:list xml:id="list134229267421640" text:continue-numbering="true" text:style-name="WWNum1">
        <text:list-header>
          <text:p text:style-name="P16">* </text:p>
        </text:list-header>
      </text:list>
      <text:p text:style-name="P11"><text:span text:style-name="T13">Sources</text:span> <text:span text:style-name="T10">:</text:span></text:p>
      <text:list xml:id="list134227661620960" text:continue-numbering="true" text:style-name="WWNum1">
        <text:list-header>
          <text:p text:style-name="P18">*</text:p>
        </text:list-header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">OBJECTIF </text:span><text:span text:style-name="T6">2</text:span><text:span text:style-name="T4"> : </text:span><text:span text:style-name="T8">G</text:span><text:span text:style-name="T5">estion de l’ennemi</text:span></text:p>
      <text:p text:style-name="P14"/>
      <text:p text:style-name="P6">Etape 1 : <text:span text:style-name="T15">Q-table</text:span></text:p>
      <text:p text:style-name="P5"><text:span text:style-name="T12"><text:tab/></text:span><text:span text:style-name="T11">Notes</text:span><text:span text:style-name="T10"> : </text:span></text:p>
      <text:list xml:id="list134229360359931" text:continue-numbering="true" text:style-name="WWNum1">
        <text:list-header>
          <text:p text:style-name="P17">* </text:p>
        </text:list-header>
      </text:list>
      <text:p text:style-name="P12"><text:span text:style-name="T13">Sources</text:span> <text:span text:style-name="T10">:</text:span></text:p>
      <text:list xml:id="list134228038762198" text:continue-numbering="true" text:style-name="WWNum1">
        <text:list-header>
          <text:p text:style-name="P18">*</text:p>
        </text:list-header>
      </text:list>
      <text:p text:style-name="P5"/>
      <text:p text:style-name="P6">Etape 2 : <text:span text:style-name="T19">A</text:span><text:span text:style-name="T15">nimations</text:span></text:p>
      <text:p text:style-name="P5"><text:span text:style-name="T12"><text:tab/></text:span><text:span text:style-name="T11">Notes</text:span><text:span text:style-name="T10"> : </text:span></text:p>
      <text:list xml:id="list134227798027037" text:continue-numbering="true" text:style-name="WWNum1">
        <text:list-header>
          <text:p text:style-name="P17">* </text:p>
        </text:list-header>
      </text:list>
      <text:p text:style-name="P12"><text:span text:style-name="T13">Sources</text:span> <text:span text:style-name="T10">:</text:span></text:p>
      <text:list xml:id="list134229313621538" text:continue-numbering="true" text:style-name="WWNum1">
        <text:list-header>
          <text:p text:style-name="P18">*</text:p>
          <text:p text:style-name="P19"><text:soft-page-break/></text:p>
        </text:list-header>
      </text:list>
      <text:p text:style-name="P7">Etape 3 :<text:span text:style-name="T15"> </text:span><text:span text:style-name="T16">A</text:span><text:span text:style-name="T15">ction en combat</text:span></text:p>
      <text:p text:style-name="P5"><text:span text:style-name="T12"><text:tab/></text:span><text:span text:style-name="T11">Notes</text:span><text:span text:style-name="T10"> : </text:span></text:p>
      <text:list xml:id="list134228569026023" text:continue-numbering="true" text:style-name="WWNum1">
        <text:list-header>
          <text:p text:style-name="P17">* </text:p>
        </text:list-header>
      </text:list>
      <text:p text:style-name="P12"><text:span text:style-name="T13">Sources</text:span> <text:span text:style-name="T10">:</text:span></text:p>
      <text:list xml:id="list134227489407829" text:continue-numbering="true" text:style-name="WWNum1">
        <text:list-header>
          <text:p text:style-name="P18">*</text:p>
        </text:list-header>
      </text:list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><text:span text:style-name="T4">OBJECTIF </text:span><text:span text:style-name="T7">3</text:span><text:span text:style-name="T4"> : </text:span><text:span text:style-name="T9">Extras</text:span></text:p>
      <text:p text:style-name="P13"/>
      <text:p text:style-name="P8">Etape 1 : <text:span text:style-name="T18">IA deep</text:span></text:p>
      <text:p text:style-name="P5"><text:span text:style-name="T12"><text:tab/></text:span><text:span text:style-name="T11">Notes</text:span><text:span text:style-name="T10"> : </text:span></text:p>
      <text:list xml:id="list134228739817963" text:continue-numbering="true" text:style-name="WWNum1">
        <text:list-header>
          <text:p text:style-name="P17">* </text:p>
        </text:list-header>
      </text:list>
      <text:p text:style-name="P12"><text:span text:style-name="T13">Sources</text:span> <text:span text:style-name="T10">:</text:span></text:p>
      <text:list xml:id="list134228345986322" text:continue-numbering="true" text:style-name="WWNum1">
        <text:list-header>
          <text:p text:style-name="P18">*</text:p>
        </text:list-header>
      </text:list>
      <text:p text:style-name="P5"/>
      <text:p text:style-name="P8">Etape 2 : <text:span text:style-name="T20">C</text:span><text:span text:style-name="T18">ombat plus complexe</text:span></text:p>
      <text:p text:style-name="P5"><text:span text:style-name="T12"><text:tab/></text:span><text:span text:style-name="T11">Notes</text:span><text:span text:style-name="T10"> : </text:span></text:p>
      <text:list xml:id="list134229028128744" text:continue-numbering="true" text:style-name="WWNum1">
        <text:list-header>
          <text:p text:style-name="P17">* </text:p>
        </text:list-header>
      </text:list>
      <text:p text:style-name="P12"><text:span text:style-name="T13">Sources</text:span> <text:span text:style-name="T10">:</text:span></text:p>
      <text:list xml:id="list134228387020619" text:continue-numbering="true" text:style-name="WWNum1">
        <text:list-header>
          <text:p text:style-name="P18">*</text:p>
          <text:p text:style-name="P19"/>
        </text:list-header>
      </text:list>
      <text:p text:style-name="P8">Etape 3 :<text:span text:style-name="T15"> </text:span><text:span text:style-name="T17">T</text:span><text:span text:style-name="T18">errain procedurale</text:span></text:p>
      <text:p text:style-name="P5"><text:span text:style-name="T12"><text:tab/></text:span><text:span text:style-name="T11">Notes</text:span><text:span text:style-name="T10"> : </text:span></text:p>
      <text:list xml:id="list134228630772423" text:continue-numbering="true" text:style-name="WWNum1">
        <text:list-header>
          <text:p text:style-name="P17">* </text:p>
        </text:list-header>
      </text:list>
      <text:p text:style-name="P12"><text:span text:style-name="T13">Sources</text:span> <text:span text:style-name="T10">:</text:span></text:p>
      <text:list xml:id="list134228674131860" text:continue-numbering="true" text:style-name="WWNum1">
        <text:list-header>
          <text:p text:style-name="P18">*</text:p>
        </text:list-header>
      </text:list>
      <text:p text:style-name="P9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ira Mono" svg:font-family="'Fira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ira Mono1" svg:font-family="'Fira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8883d" officeooo:paragraph-rsid="0008883d" fo:background-color="#ff00ff"/>
    </style:style>
    <style:style style:name="MP2" style:family="paragraph" style:parent-style-name="Standard">
      <style:paragraph-properties fo:text-align="end" style:justify-single-word="false"/>
      <style:text-properties fo:background-color="#99ffff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officeooo:rsid="0008883d" fo:background-color="#00ff00" loext:char-shading-value="0"/>
    </style:style>
    <style:style style:name="MT2" style:family="text">
      <style:text-properties officeooo:rsid="0011cdf7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>FOLETTO PIMENTA Pedro</text:p>
        <text:p text:style-name="MP2">KUASSIVI Cédric</text:p>
        <text:p text:style-name="MP3"><text:span text:style-name="MT1">TOSTI Dylan</text:span></text:p>
      </style:header>
      <style:footer>
        <text:p text:style-name="Standard"/>
        <text:p text:style-name="MP3">2018-<text:span text:style-name="MT2">12 / 2019-0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12-18T13:42:27.237066722</dc:date>
    <meta:editing-duration>PT23M13S</meta:editing-duration>
    <meta:editing-cycles>39</meta:editing-cycles>
    <meta:document-statistic meta:table-count="0" meta:image-count="0" meta:object-count="0" meta:page-count="2" meta:paragraph-count="56" meta:word-count="166" meta:character-count="675" meta:non-whitespace-character-count="555"/>
  </office:meta>
</office:document-meta>
</file>